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fill-color="#ffff99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cm" svg:stroke-color="#00000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75cm" draw:marker-end-width="0.275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00cc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</style:style>
    <style:style style:name="gr9" style:family="graphic" style:parent-style-name="standard">
      <style:graphic-properties draw:stroke="solid" svg:stroke-width="0.021cm" svg:stroke-color="#000000" draw:marker-start-width="0.231cm" draw:marker-end-width="0.231cm" draw:fill-color="#c5000b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Region" svg:width="4.999cm" svg:height="3.999cm" svg:x="2cm" svg:y="2cm" svg:viewBox="0 0 5000 4000" draw:points="0,0 3000,0 3000,1000 5000,1000 5000,3000 4000,3000 4000,4000 2000,4000 2000,3000 1000,3000 1000,2000 0,2000">
          <text:p/>
        </draw:polygon>
        <draw:line draw:style-name="gr2" draw:text-style-name="P1" draw:layer="Image Grid" svg:x1="1cm" svg:y1="1cm" svg:x2="1cm" svg:y2="7cm">
          <text:p/>
        </draw:line>
        <draw:line draw:style-name="gr2" draw:text-style-name="P1" draw:layer="Image Grid" svg:x1="2cm" svg:y1="1cm" svg:x2="2cm" svg:y2="7cm">
          <text:p/>
        </draw:line>
        <draw:line draw:style-name="gr2" draw:text-style-name="P1" draw:layer="Image Grid" svg:x1="3cm" svg:y1="1cm" svg:x2="3cm" svg:y2="7cm">
          <text:p/>
        </draw:line>
        <draw:line draw:style-name="gr2" draw:text-style-name="P2" draw:layer="Image Grid" svg:x1="4cm" svg:y1="1cm" svg:x2="4cm" svg:y2="7cm">
          <text:p/>
        </draw:line>
        <draw:line draw:style-name="gr2" draw:text-style-name="P2" draw:layer="Image Grid" svg:x1="5cm" svg:y1="1cm" svg:x2="5cm" svg:y2="7cm">
          <text:p/>
        </draw:line>
        <draw:line draw:style-name="gr2" draw:text-style-name="P2" draw:layer="Image Grid" svg:x1="6cm" svg:y1="1cm" svg:x2="6cm" svg:y2="7cm">
          <text:p/>
        </draw:line>
        <draw:line draw:style-name="gr2" draw:text-style-name="P1" draw:layer="Image Grid" svg:x1="1cm" svg:y1="1cm" svg:x2="8cm" svg:y2="1cm">
          <text:p/>
        </draw:line>
        <draw:line draw:style-name="gr2" draw:text-style-name="P1" draw:layer="Image Grid" svg:x1="1cm" svg:y1="2cm" svg:x2="8cm" svg:y2="2cm">
          <text:p/>
        </draw:line>
        <draw:line draw:style-name="gr2" draw:text-style-name="P1" draw:layer="Image Grid" svg:x1="1cm" svg:y1="3cm" svg:x2="8cm" svg:y2="3cm">
          <text:p/>
        </draw:line>
        <draw:line draw:style-name="gr2" draw:text-style-name="P1" draw:layer="Image Grid" svg:x1="1cm" svg:y1="4cm" svg:x2="8cm" svg:y2="4cm">
          <text:p/>
        </draw:line>
        <draw:line draw:style-name="gr2" draw:text-style-name="P1" draw:layer="Image Grid" svg:x1="1cm" svg:y1="5cm" svg:x2="8cm" svg:y2="5cm">
          <text:p/>
        </draw:line>
        <draw:line draw:style-name="gr2" draw:text-style-name="P1" draw:layer="Image Grid" svg:x1="1cm" svg:y1="6cm" svg:x2="8cm" svg:y2="6cm">
          <text:p/>
        </draw:line>
        <draw:line draw:style-name="gr2" draw:text-style-name="P3" draw:layer="Image Grid" svg:x1="7cm" svg:y1="1cm" svg:x2="7cm" svg:y2="7cm">
          <text:p/>
        </draw:line>
        <draw:line draw:style-name="gr2" draw:text-style-name="P3" draw:layer="Image Grid" svg:x1="8cm" svg:y1="1cm" svg:x2="8cm" svg:y2="7cm">
          <text:p/>
        </draw:line>
        <draw:line draw:style-name="gr2" draw:text-style-name="P1" draw:layer="Image Grid" svg:x1="1cm" svg:y1="7cm" svg:x2="8cm" svg:y2="7cm">
          <text:p/>
        </draw:line>
        <draw:custom-shape draw:style-name="gr3" draw:text-style-name="P1" draw:layer="Pixel Centers" svg:width="0.2cm" svg:height="0.2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1.40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1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1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1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2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2.40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2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2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2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3.402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3.40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3.402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3.40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3.402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3.402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4.40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4.404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4.403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4.403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4.403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4.4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5.404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5.405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5.404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5.40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5.404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5.40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6.406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6.407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6.406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Pixel Centers" svg:width="0.2cm" svg:height="0.2cm" svg:x="6.406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6.406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6.40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7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8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7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7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Pixel Centers" svg:width="0.2cm" svg:height="0.2cm" svg:x="7.407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Pixel Centers" svg:width="0.2cm" svg:height="0.2cm" svg:x="1.9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1.9cm" svg:y="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2.9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3.9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2.4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3.4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4.4cm" svg:y="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5.4cm" svg:y="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5.4cm" svg:y="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6.4cm" svg:y="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4.4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6.9cm" svg:y="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6.9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4.9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2.4cm" svg:y="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3.4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6.4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Pixel Centers" svg:width="0.2cm" svg:height="0.2cm" svg:x="5.9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Axes" svg:x1="1cm" svg:y1="1cm" svg:x2="8.6cm" svg:y2="1cm">
          <text:p/>
        </draw:line>
        <draw:line draw:style-name="gr6" draw:text-style-name="P1" draw:layer="Axes" svg:x1="1cm" svg:y1="1cm" svg:x2="1cm" svg:y2="7.5cm">
          <text:p/>
        </draw:line>
        <draw:frame draw:style-name="gr7" draw:text-style-name="P4" draw:layer="Axes" svg:width="0.697cm" svg:height="0.645cm" svg:x="0.7cm" svg:y="0.455cm">
          <draw:text-box>
            <text:p><text:span text:style-name="T1">0</text:span></text:p>
          </draw:text-box>
        </draw:frame>
        <draw:frame draw:style-name="gr7" draw:text-style-name="P4" draw:layer="Axes" svg:width="0.697cm" svg:height="0.645cm" svg:x="1.649cm" svg:y="0.456cm">
          <draw:text-box>
            <text:p><text:span text:style-name="T1">1</text:span></text:p>
          </draw:text-box>
        </draw:frame>
        <draw:frame draw:style-name="gr7" draw:text-style-name="P4" draw:layer="Axes" svg:width="0.697cm" svg:height="0.645cm" svg:x="2.649cm" svg:y="0.456cm">
          <draw:text-box>
            <text:p><text:span text:style-name="T1">2</text:span></text:p>
          </draw:text-box>
        </draw:frame>
        <draw:frame draw:style-name="gr7" draw:text-style-name="P4" draw:layer="Axes" svg:width="0.697cm" svg:height="0.645cm" svg:x="3.662cm" svg:y="0.457cm">
          <draw:text-box>
            <text:p><text:span text:style-name="T1">3</text:span></text:p>
          </draw:text-box>
        </draw:frame>
        <draw:frame draw:style-name="gr7" draw:text-style-name="P4" draw:layer="Axes" svg:width="0.697cm" svg:height="0.645cm" svg:x="4.642cm" svg:y="0.446cm">
          <draw:text-box>
            <text:p><text:span text:style-name="T1">4</text:span></text:p>
          </draw:text-box>
        </draw:frame>
        <draw:frame draw:style-name="gr7" draw:text-style-name="P4" draw:layer="Axes" svg:width="0.697cm" svg:height="0.645cm" svg:x="6.643cm" svg:y="0.447cm">
          <draw:text-box>
            <text:p><text:span text:style-name="T1">6</text:span></text:p>
          </draw:text-box>
        </draw:frame>
        <draw:frame draw:style-name="gr7" draw:text-style-name="P4" draw:layer="Axes" svg:width="0.697cm" svg:height="0.645cm" svg:x="5.644cm" svg:y="0.448cm">
          <draw:text-box>
            <text:p><text:span text:style-name="T1">5</text:span></text:p>
          </draw:text-box>
        </draw:frame>
        <draw:frame draw:style-name="gr7" draw:text-style-name="P4" draw:layer="Axes" svg:width="0.697cm" svg:height="0.645cm" svg:x="7.644cm" svg:y="0.448cm">
          <draw:text-box>
            <text:p><text:span text:style-name="T1">7</text:span></text:p>
          </draw:text-box>
        </draw:frame>
        <draw:frame draw:style-name="gr7" draw:text-style-name="P4" draw:layer="Axes" svg:width="0.697cm" svg:height="0.645cm" svg:x="0.35cm" svg:y="1.657cm">
          <draw:text-box>
            <text:p><text:span text:style-name="T1">1</text:span></text:p>
          </draw:text-box>
        </draw:frame>
        <draw:frame draw:style-name="gr7" draw:text-style-name="P4" draw:layer="Axes" svg:width="0.697cm" svg:height="0.645cm" svg:x="0.351cm" svg:y="0.686cm">
          <draw:text-box>
            <text:p><text:span text:style-name="T1">0</text:span></text:p>
          </draw:text-box>
        </draw:frame>
        <draw:frame draw:style-name="gr7" draw:text-style-name="P4" draw:layer="Axes" svg:width="0.697cm" svg:height="0.645cm" svg:x="0.352cm" svg:y="2.687cm">
          <draw:text-box>
            <text:p><text:span text:style-name="T1">2</text:span></text:p>
          </draw:text-box>
        </draw:frame>
        <draw:frame draw:style-name="gr7" draw:text-style-name="P4" draw:layer="Axes" svg:width="0.697cm" svg:height="0.645cm" svg:x="0.353cm" svg:y="3.688cm">
          <draw:text-box>
            <text:p><text:span text:style-name="T1">3</text:span></text:p>
          </draw:text-box>
        </draw:frame>
        <draw:frame draw:style-name="gr7" draw:text-style-name="P4" draw:layer="Axes" svg:width="0.697cm" svg:height="0.645cm" svg:x="0.354cm" svg:y="4.677cm">
          <draw:text-box>
            <text:p><text:span text:style-name="T1">4</text:span></text:p>
          </draw:text-box>
        </draw:frame>
        <draw:frame draw:style-name="gr7" draw:text-style-name="P4" draw:layer="Axes" svg:width="0.697cm" svg:height="0.645cm" svg:x="0.355cm" svg:y="5.678cm">
          <draw:text-box>
            <text:p><text:span text:style-name="T1">5</text:span></text:p>
          </draw:text-box>
        </draw:frame>
        <draw:frame draw:style-name="gr7" draw:text-style-name="P4" draw:layer="Axes" svg:width="0.697cm" svg:height="0.645cm" svg:x="0.356cm" svg:y="6.679cm">
          <draw:text-box>
            <text:p><text:span text:style-name="T1">6</text:span></text:p>
          </draw:text-box>
        </draw:frame>
        <draw:frame draw:style-name="gr8" draw:text-style-name="P5" draw:layer="Axes" svg:width="0.68cm" svg:height="0.645cm" svg:x="0.381cm" svg:y="7.2cm">
          <draw:text-box>
            <text:p><text:span text:style-name="T2">y</text:span></text:p>
          </draw:text-box>
        </draw:frame>
        <draw:frame draw:style-name="gr8" draw:text-style-name="P5" draw:layer="Axes" svg:width="0.68cm" svg:height="0.645cm" svg:x="8.245cm" svg:y="0.449cm">
          <draw:text-box>
            <text:p><text:span text:style-name="T2">x</text:span></text:p>
          </draw:text-box>
        </draw:frame>
        <draw:custom-shape draw:style-name="gr9" draw:text-style-name="P1" draw:layer="layout" svg:width="0.2cm" svg:height="0.2cm" svg:x="1.9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1.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1.9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2.9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2.9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3.9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6.9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6.9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6.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5.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4.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4.9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3.9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2cm" svg:x="2.9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4-12-05T11:47:39.02</dc:date>
    <meta:editing-duration>PT2H59M15S</meta:editing-duration>
    <meta:editing-cycles>16</meta:editing-cycles>
    <meta:generator>OpenOffice/4.1.9$Win32 OpenOffice.org_project/419m1$Build-9805</meta:generator>
    <dc:creator>David Legland</dc:creator>
    <meta:document-statistic meta:object-count="113"/>
  </office:meta>
</office:document-meta>
</file>